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F000002AD8EAE27DC.png" manifest:media-type="image/png"/>
  <manifest:file-entry manifest:full-path="Pictures/10000201000001560000014F6910909C.png" manifest:media-type="image/png"/>
  <manifest:file-entry manifest:full-path="Pictures/10000201000001560000014F3D6B7808.png" manifest:media-type="image/png"/>
  <manifest:file-entry manifest:full-path="Pictures/10000201000001560000014F4FA4DE38.png" manifest:media-type="image/png"/>
  <manifest:file-entry manifest:full-path="Pictures/10002AD50000234C000022A34DA16258.svg" manifest:media-type="image/svg+xml"/>
  <manifest:file-entry manifest:full-path="Pictures/100032430000234C000022A3AEA2A075.svg" manifest:media-type="image/svg+xml"/>
  <manifest:file-entry manifest:full-path="Pictures/10000201000001560000014F430ADB29.png" manifest:media-type="image/png"/>
  <manifest:file-entry manifest:full-path="Pictures/1000250A0000234C000022A3FB867E8D.svg" manifest:media-type="image/svg+xml"/>
  <manifest:file-entry manifest:full-path="Pictures/10000201000001560000014F7009205E.png" manifest:media-type="image/png"/>
  <manifest:file-entry manifest:full-path="Pictures/100022060000234C000022A30CEB90E8.svg" manifest:media-type="image/svg+xml"/>
  <manifest:file-entry manifest:full-path="Pictures/10000201000001560000014F602FF37A.png" manifest:media-type="image/png"/>
  <manifest:file-entry manifest:full-path="Pictures/100002010000003C000000403E8955EB.png" manifest:media-type="image/png"/>
  <manifest:file-entry manifest:full-path="Pictures/10002DF30000234C000022A3923D269C.svg" manifest:media-type="image/svg+xml"/>
  <manifest:file-entry manifest:full-path="Pictures/100027DC0000234C000022A39A004477.svg" manifest:media-type="image/svg+xml"/>
  <manifest:file-entry manifest:full-path="Pictures/100045CA0000063E00000691D656336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66666" svg:stroke-linecap="round" draw:fill="solid" draw:fill-color="#999999" draw:fill-hatch-solid="false" draw:textarea-horizontal-align="justify" draw:textarea-vertical-align="middle" draw:auto-grow-height="false" fo:min-height="5.17cm" fo:min-width="15.79cm"/>
    </style:style>
    <style:style style:name="gr2" style:family="graphic" style:parent-style-name="standard">
      <style:graphic-properties draw:stroke="none" svg:stroke-width="0.018cm" svg:stroke-color="#e6e6e6" draw:marker-start-width="0.227cm" draw:marker-end-width="0.227cm" draw:stroke-linejoin="round" svg:stroke-linecap="round" draw:fill="solid" draw:fill-color="#e6e6e6" draw:textarea-horizontal-align="justify" draw:textarea-vertical-align="middle" draw:auto-grow-height="false" fo:min-height="10.572cm" fo:min-width="15.772cm" fo:padding-top="0.134cm" fo:padding-bottom="0.134cm" fo:padding-left="0.259cm" fo:padding-right="0.259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color="#dc2300" draw:fill="solid" draw:fill-color="#dc2300" draw:fill-hatch-solid="false" draw:textarea-horizontal-align="justify" draw:textarea-vertical-align="middle" draw:auto-grow-height="false" fo:min-height="1.668cm" fo:min-width="1.418cm" draw:shadow="hidden"/>
    </style:style>
    <style:style style:name="gr6" style:family="graphic" style:parent-style-name="standard">
      <style:graphic-properties draw:stroke="none" svg:stroke-width="0.018cm" svg:stroke-color="#0099ff" draw:marker-start-width="0.227cm" draw:marker-end-width="0.227cm" draw:fill="solid" draw:fill-color="#0099ff" draw:textarea-horizontal-align="justify" draw:textarea-vertical-align="middle" draw:auto-grow-height="false" fo:min-height="1.668cm" fo:min-width="1.418cm" fo:padding-top="0.134cm" fo:padding-bottom="0.134cm" fo:padding-left="0.259cm" fo:padding-right="0.259cm" draw:shadow="hidden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46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9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29cm" svg:height="5.42cm" svg:x="3.71cm" svg:y="14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29cm" svg:height="10.84cm" svg:x="3.71cm" svg:y="3.7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1cm" svg:height="2.71cm" svg:x="1cm" svg:y="1cm">
          <draw:image xlink:href="Pictures/100045CA0000063E00000691D656336E.svg" xlink:type="simple" xlink:show="embed" xlink:actuate="onLoad">
            <text:p/>
          </draw:image>
          <draw:image xlink:href="Pictures/100002010000003C000000403E8955EB.png" xlink:type="simple" xlink:show="embed" xlink:actuate="onLoad"/>
        </draw:frame>
        <draw:frame draw:style-name="gr3" draw:text-style-name="P1" draw:layer="layout" svg:width="2.71cm" svg:height="2.71cm" svg:x="3.71cm" svg:y="1cm">
          <draw:image xlink:href="Pictures/100022060000234C000022A30CEB90E8.svg" xlink:type="simple" xlink:show="embed" xlink:actuate="onLoad">
            <text:p/>
          </draw:image>
          <draw:image xlink:href="Pictures/10000201000001560000014F7009205E.png" xlink:type="simple" xlink:show="embed" xlink:actuate="onLoad"/>
        </draw:frame>
        <draw:frame draw:style-name="gr3" draw:text-style-name="P1" draw:layer="layout" svg:width="2.71cm" svg:height="2.71cm" svg:x="6.42cm" svg:y="1cm">
          <draw:image xlink:href="Pictures/1000250A0000234C000022A3FB867E8D.svg" xlink:type="simple" xlink:show="embed" xlink:actuate="onLoad">
            <text:p/>
          </draw:image>
          <draw:image xlink:href="Pictures/10000201000001560000014F602FF37A.png" xlink:type="simple" xlink:show="embed" xlink:actuate="onLoad"/>
        </draw:frame>
        <draw:frame draw:style-name="gr3" draw:text-style-name="P1" draw:layer="layout" svg:width="2.71cm" svg:height="2.71cm" svg:x="9.13cm" svg:y="1cm">
          <draw:image xlink:href="Pictures/100027DC0000234C000022A39A004477.svg" xlink:type="simple" xlink:show="embed" xlink:actuate="onLoad">
            <text:p/>
          </draw:image>
          <draw:image xlink:href="Pictures/10000201000001560000014F430ADB29.png" xlink:type="simple" xlink:show="embed" xlink:actuate="onLoad"/>
        </draw:frame>
        <draw:frame draw:style-name="gr3" draw:text-style-name="P1" draw:layer="layout" svg:width="2.71cm" svg:height="2.71cm" svg:x="11.84cm" svg:y="1cm">
          <draw:image xlink:href="Pictures/10002AD50000234C000022A34DA16258.svg" xlink:type="simple" xlink:show="embed" xlink:actuate="onLoad">
            <text:p/>
          </draw:image>
          <draw:image xlink:href="Pictures/10000201000001560000014F4FA4DE38.png" xlink:type="simple" xlink:show="embed" xlink:actuate="onLoad"/>
        </draw:frame>
        <draw:frame draw:style-name="gr3" draw:text-style-name="P1" draw:layer="layout" svg:width="2.71cm" svg:height="2.71cm" svg:x="14.55cm" svg:y="1cm">
          <draw:image xlink:href="Pictures/10002DF30000234C000022A3923D269C.svg" xlink:type="simple" xlink:show="embed" xlink:actuate="onLoad">
            <text:p/>
          </draw:image>
          <draw:image xlink:href="Pictures/10000201000001560000014F3D6B7808.png" xlink:type="simple" xlink:show="embed" xlink:actuate="onLoad"/>
        </draw:frame>
        <draw:frame draw:style-name="gr3" draw:text-style-name="P1" draw:layer="layout" svg:width="2.74cm" svg:height="2.71cm" svg:x="17.26cm" svg:y="1cm">
          <draw:image xlink:href="Pictures/100032430000234C000022A3AEA2A075.svg" xlink:type="simple" xlink:show="embed" xlink:actuate="onLoad">
            <text:p/>
          </draw:image>
          <draw:image xlink:href="Pictures/10000201000001560000014F6910909C.png" xlink:type="simple" xlink:show="embed" xlink:actuate="onLoad"/>
        </draw:frame>
        <draw:frame draw:style-name="gr4" draw:text-style-name="P1" draw:layer="layout" svg:width="2.71cm" svg:height="2.71cm" draw:transform="rotate (1.5707963267949) translate (0.997cm 6.416cm)">
          <draw:image xlink:href="Pictures/100022060000234C000022A30CEB90E8.svg" xlink:type="simple" xlink:show="embed" xlink:actuate="onLoad">
            <text:p/>
          </draw:image>
          <draw:image xlink:href="Pictures/10000201000001560000014F7009205E.png" xlink:type="simple" xlink:show="embed" xlink:actuate="onLoad"/>
        </draw:frame>
        <draw:frame draw:style-name="gr4" draw:text-style-name="P1" draw:layer="layout" svg:width="2.71cm" svg:height="2.71cm" draw:transform="rotate (1.5707963267949) translate (0.998cm 9.127cm)">
          <draw:image xlink:href="Pictures/1000250A0000234C000022A3FB867E8D.svg" xlink:type="simple" xlink:show="embed" xlink:actuate="onLoad">
            <text:p/>
          </draw:image>
          <draw:image xlink:href="Pictures/10000201000001560000014F602FF37A.png" xlink:type="simple" xlink:show="embed" xlink:actuate="onLoad"/>
        </draw:frame>
        <draw:frame draw:style-name="gr4" draw:text-style-name="P1" draw:layer="layout" svg:width="2.71cm" svg:height="2.71cm" draw:transform="rotate (1.5707963267949) translate (1cm 11.836cm)">
          <draw:image xlink:href="Pictures/100027DC0000234C000022A39A004477.svg" xlink:type="simple" xlink:show="embed" xlink:actuate="onLoad">
            <text:p/>
          </draw:image>
          <draw:image xlink:href="Pictures/10000201000001560000014F430ADB29.png" xlink:type="simple" xlink:show="embed" xlink:actuate="onLoad"/>
        </draw:frame>
        <draw:frame draw:style-name="gr4" draw:text-style-name="P1" draw:layer="layout" svg:width="2.71cm" svg:height="2.71cm" draw:transform="rotate (1.5707963267949) translate (0.999cm 14.547cm)">
          <draw:image xlink:href="Pictures/10002AD50000234C000022A34DA16258.svg" xlink:type="simple" xlink:show="embed" xlink:actuate="onLoad">
            <text:p/>
          </draw:image>
          <draw:image xlink:href="Pictures/10000201000001560000014F4FA4DE38.png" xlink:type="simple" xlink:show="embed" xlink:actuate="onLoad"/>
        </draw:frame>
        <draw:frame draw:style-name="gr4" draw:text-style-name="P1" draw:layer="layout" svg:width="2.71cm" svg:height="2.71cm" draw:transform="rotate (1.5707963267949) translate (0.999cm 17.257cm)">
          <draw:image xlink:href="Pictures/10002DF30000234C000022A3923D269C.svg" xlink:type="simple" xlink:show="embed" xlink:actuate="onLoad">
            <text:p/>
          </draw:image>
          <draw:image xlink:href="Pictures/10000201000001560000014F3D6B7808.png" xlink:type="simple" xlink:show="embed" xlink:actuate="onLoad"/>
        </draw:frame>
        <draw:frame draw:style-name="gr4" draw:text-style-name="P1" draw:layer="layout" svg:width="2.74cm" svg:height="2.71cm" draw:transform="rotate (1.5707963267949) translate (0.999cm 19.999cm)">
          <draw:image xlink:href="Pictures/100032430000234C000022A3AEA2A075.svg" xlink:type="simple" xlink:show="embed" xlink:actuate="onLoad">
            <text:p/>
          </draw:image>
          <draw:image xlink:href="Pictures/10000201000001560000014F6910909C.png" xlink:type="simple" xlink:show="embed" xlink:actuate="onLoad"/>
        </draw:frame>
        <draw:path draw:style-name="gr5" draw:text-style-name="P2" draw:layer="layout" svg:width="2.709cm" svg:height="2.709cm" svg:x="6.42cm" svg:y="9.13cm" svg:viewBox="0 0 2710 2710" svg:d="M1355 0c768 0 1355 587 1355 1355s-587 1355-1355 1355-1355-587-1355-1355 587-1355 1355-1355z">
          <text:p text:style-name="P1"><text:span text:style-name="T1">+</text:span></text:p>
        </draw:path>
        <draw:path draw:style-name="gr5" draw:text-style-name="P2" draw:layer="layout" svg:width="2.709cm" svg:height="2.709cm" svg:x="6.42cm" svg:y="11.84cm" svg:viewBox="0 0 2710 2710" svg:d="M1355 0c768 0 1355 587 1355 1355s-587 1355-1355 1355-1355-587-1355-1355 587-1355 1355-1355z">
          <text:p text:style-name="P1"><text:span text:style-name="T1">-1</text:span></text:p>
        </draw:path>
        <draw:path draw:style-name="gr6" draw:text-style-name="P1" draw:layer="layout" svg:width="2.709cm" svg:height="2.709cm" svg:x="14.55cm" svg:y="14.55cm" svg:viewBox="0 0 2710 2710" svg:d="M1355 0c768 0 1355 587 1355 1355s-587 1355-1355 1355-1355-587-1355-1355 587-1355 1355-1355z">
          <text:p/>
        </draw:path>
        <draw:path draw:style-name="gr6" draw:text-style-name="P1" draw:layer="layout" svg:width="2.709cm" svg:height="2.709cm" svg:x="11.84cm" svg:y="14.55cm" svg:viewBox="0 0 2710 2710" svg:d="M1355 0c768 0 1355 587 1355 1355s-587 1355-1355 1355-1355-587-1355-1355 587-1355 1355-1355z">
          <text:p/>
        </draw:path>
        <draw:g>
          <draw:path draw:style-name="gr6" draw:text-style-name="P1" draw:layer="layout" svg:width="2.709cm" svg:height="2.709cm" svg:x="17.26cm" svg:y="14.55cm" svg:viewBox="0 0 2710 2710" svg:d="M1355 0c768 0 1355 587 1355 1355s-587 1355-1355 1355-1355-587-1355-1355 587-1355 1355-1355z">
            <text:p/>
          </draw:path>
          <draw:frame draw:style-name="gr7" draw:text-style-name="P1" draw:layer="layout" svg:width="2.119cm" svg:height="2.102cm" draw:transform="rotate (1.89246050793745) translate (17.93cm 17.225cm)">
            <draw:image xlink:href="Pictures/10000201000002EF000002AD8EAE27DC.png" xlink:type="simple" xlink:show="embed" xlink:actuate="onLoad">
              <text:p/>
            </draw:image>
          </draw:frame>
        </draw:g>
        <draw:frame draw:style-name="gr8" draw:text-style-name="P3" draw:layer="layout" svg:width="2.71cm" svg:height="2.71cm" svg:x="14.55cm" svg:y="14.55cm">
          <draw:text-box>
            <text:p text:style-name="P1"><text:span text:style-name="T2">16</text:span></text:p>
          </draw:text-box>
        </draw:frame>
        <draw:frame draw:style-name="gr8" draw:text-style-name="P5" draw:layer="layout" svg:width="2.71cm" svg:height="2.71cm" svg:x="3.71cm" svg:y="3.71cm">
          <draw:text-box>
            <text:p text:style-name="P4"><text:span text:style-name="T3">1</text:span></text:p>
          </draw:text-box>
        </draw:frame>
        <draw:frame draw:style-name="gr8" draw:text-style-name="P5" draw:layer="layout" svg:width="2.71cm" svg:height="2.71cm" svg:x="6.42cm" svg:y="3.71cm">
          <draw:text-box>
            <text:p text:style-name="P4"><text:span text:style-name="T3">2</text:span></text:p>
          </draw:text-box>
        </draw:frame>
        <draw:frame draw:style-name="gr8" draw:text-style-name="P5" draw:layer="layout" svg:width="2.71cm" svg:height="2.71cm" svg:x="9.13cm" svg:y="3.71cm">
          <draw:text-box>
            <text:p text:style-name="P4"><text:span text:style-name="T3">3</text:span></text:p>
          </draw:text-box>
        </draw:frame>
        <draw:frame draw:style-name="gr8" draw:text-style-name="P5" draw:layer="layout" svg:width="2.71cm" svg:height="2.71cm" svg:x="11.84cm" svg:y="3.71cm">
          <draw:text-box>
            <text:p text:style-name="P4"><text:span text:style-name="T3">4</text:span></text:p>
          </draw:text-box>
        </draw:frame>
        <draw:frame draw:style-name="gr8" draw:text-style-name="P5" draw:layer="layout" svg:width="2.71cm" svg:height="2.71cm" svg:x="14.55cm" svg:y="3.71cm">
          <draw:text-box>
            <text:p text:style-name="P4"><text:span text:style-name="T3">5</text:span></text:p>
          </draw:text-box>
        </draw:frame>
        <draw:frame draw:style-name="gr8" draw:text-style-name="P5" draw:layer="layout" svg:width="2.71cm" svg:height="2.71cm" svg:x="17.26cm" svg:y="3.71cm">
          <draw:text-box>
            <text:p text:style-name="P4"><text:span text:style-name="T3">6</text:span></text:p>
          </draw:text-box>
        </draw:frame>
        <draw:frame draw:style-name="gr8" draw:text-style-name="P5" draw:layer="layout" svg:width="2.71cm" svg:height="2.71cm" svg:x="3.71cm" svg:y="6.42cm">
          <draw:text-box>
            <text:p text:style-name="P4"><text:span text:style-name="T3">7</text:span></text:p>
          </draw:text-box>
        </draw:frame>
        <draw:frame draw:style-name="gr8" draw:text-style-name="P5" draw:layer="layout" svg:width="2.71cm" svg:height="2.71cm" svg:x="6.42cm" svg:y="6.42cm">
          <draw:text-box>
            <text:p text:style-name="P4"><text:span text:style-name="T3">8</text:span></text:p>
          </draw:text-box>
        </draw:frame>
        <draw:frame draw:style-name="gr8" draw:text-style-name="P5" draw:layer="layout" svg:width="2.71cm" svg:height="2.71cm" svg:x="9.13cm" svg:y="6.42cm">
          <draw:text-box>
            <text:p text:style-name="P4"><text:span text:style-name="T3">9</text:span></text:p>
          </draw:text-box>
        </draw:frame>
        <draw:frame draw:style-name="gr8" draw:text-style-name="P5" draw:layer="layout" svg:width="2.71cm" svg:height="2.71cm" svg:x="11.87cm" svg:y="6.42cm">
          <draw:text-box>
            <text:p text:style-name="P4"><text:span text:style-name="T3">10</text:span></text:p>
          </draw:text-box>
        </draw:frame>
        <draw:frame draw:style-name="gr8" draw:text-style-name="P5" draw:layer="layout" svg:width="2.71cm" svg:height="2.71cm" svg:x="14.55cm" svg:y="6.42cm">
          <draw:text-box>
            <text:p text:style-name="P4"><text:span text:style-name="T3">11</text:span></text:p>
          </draw:text-box>
        </draw:frame>
        <draw:frame draw:style-name="gr8" draw:text-style-name="P5" draw:layer="layout" svg:width="2.71cm" svg:height="2.71cm" svg:x="17.29cm" svg:y="6.42cm">
          <draw:text-box>
            <text:p text:style-name="P4"><text:span text:style-name="T3">12</text:span></text:p>
          </draw:text-box>
        </draw:frame>
        <draw:path draw:style-name="gr6" draw:text-style-name="P1" draw:layer="layout" svg:width="2.709cm" svg:height="2.709cm" svg:x="9.13cm" svg:y="14.55cm" svg:viewBox="0 0 2710 2710" svg:d="M1355 0c768 0 1355 587 1355 1355s-587 1355-1355 1355-1355-587-1355-1355 587-1355 1355-1355z">
          <text:p/>
        </draw:path>
        <draw:path draw:style-name="gr6" draw:text-style-name="P1" draw:layer="layout" svg:width="2.709cm" svg:height="2.709cm" svg:x="6.42cm" svg:y="14.55cm" svg:viewBox="0 0 2710 2710" svg:d="M1355 0c768 0 1355 587 1355 1355s-587 1355-1355 1355-1355-587-1355-1355 587-1355 1355-1355z">
          <text:p/>
        </draw:path>
        <draw:path draw:style-name="gr6" draw:text-style-name="P1" draw:layer="layout" svg:width="2.709cm" svg:height="2.709cm" svg:x="3.71cm" svg:y="14.55cm" svg:viewBox="0 0 2710 2710" svg:d="M1355 0c768 0 1355 587 1355 1355s-587 1355-1355 1355-1355-587-1355-1355 587-1355 1355-1355z">
          <text:p/>
        </draw:path>
        <draw:frame draw:style-name="gr8" draw:text-style-name="P3" draw:layer="layout" svg:width="2.71cm" svg:height="2.71cm" svg:x="3.71cm" svg:y="14.55cm">
          <draw:text-box>
            <text:p text:style-name="P1"><text:span text:style-name="T2">1</text:span></text:p>
          </draw:text-box>
        </draw:frame>
        <draw:frame draw:style-name="gr8" draw:text-style-name="P3" draw:layer="layout" svg:width="2.71cm" svg:height="2.71cm" svg:x="6.42cm" svg:y="14.55cm">
          <draw:text-box>
            <text:p text:style-name="P1"><text:span text:style-name="T2">2</text:span></text:p>
          </draw:text-box>
        </draw:frame>
        <draw:frame draw:style-name="gr8" draw:text-style-name="P3" draw:layer="layout" svg:width="2.71cm" svg:height="2.71cm" svg:x="9.13cm" svg:y="14.55cm">
          <draw:text-box>
            <text:p text:style-name="P1"><text:span text:style-name="T2">4</text:span></text:p>
          </draw:text-box>
        </draw:frame>
        <draw:frame draw:style-name="gr8" draw:text-style-name="P3" draw:layer="layout" svg:width="2.71cm" svg:height="2.71cm" svg:x="11.84cm" svg:y="14.55cm">
          <draw:text-box>
            <text:p text:style-name="P1"><text:span text:style-name="T2">8</text:span></text:p>
          </draw:text-box>
        </draw:frame>
        <draw:frame draw:style-name="gr8" draw:text-style-name="P5" draw:layer="layout" svg:width="2.71cm" svg:height="2.71cm" svg:x="3.71cm" svg:y="9.13cm">
          <draw:text-box>
            <text:p text:style-name="P4"><text:span text:style-name="T3">3</text:span></text:p>
          </draw:text-box>
        </draw:frame>
        <draw:frame draw:style-name="gr8" draw:text-style-name="P5" draw:layer="layout" svg:width="2.71cm" svg:height="2.71cm" svg:x="9.13cm" svg:y="9.13cm">
          <draw:text-box>
            <text:p text:style-name="P4"><text:span text:style-name="T3">4</text:span></text:p>
          </draw:text-box>
        </draw:frame>
        <draw:path draw:style-name="gr5" draw:text-style-name="P2" draw:layer="layout" svg:width="2.709cm" svg:height="2.709cm" svg:x="14.55cm" svg:y="9.13cm" svg:viewBox="0 0 2710 2710" svg:d="M1355 0c768 0 1355 587 1355 1355s-587 1355-1355 1355-1355-587-1355-1355 587-1355 1355-1355z">
          <text:p text:style-name="P1"><text:span text:style-name="T1">+</text:span></text:p>
        </draw:path>
        <draw:frame draw:style-name="gr8" draw:text-style-name="P5" draw:layer="layout" svg:width="2.71cm" svg:height="2.71cm" svg:x="11.84cm" svg:y="9.13cm">
          <draw:text-box>
            <text:p text:style-name="P4"><text:span text:style-name="T3">2</text:span></text:p>
          </draw:text-box>
        </draw:frame>
        <draw:frame draw:style-name="gr8" draw:text-style-name="P5" draw:layer="layout" svg:width="2.71cm" svg:height="2.71cm" svg:x="17.26cm" svg:y="9.13cm">
          <draw:text-box>
            <text:p text:style-name="P4"><text:span text:style-name="T3">5</text:span></text:p>
          </draw:text-box>
        </draw:frame>
        <draw:frame draw:style-name="gr8" draw:text-style-name="P7" draw:layer="layout" svg:width="2.71cm" svg:height="2.71cm" draw:transform="rotate (0.785398163397448) translate (3.149cm 18.615cm)">
          <draw:text-box>
            <text:p text:style-name="P6"><text:span text:style-name="T4">OFF</text:span></text:p>
          </draw:text-box>
        </draw:frame>
        <draw:frame draw:style-name="gr9" draw:text-style-name="P9" draw:layer="layout" svg:width="3.447cm" svg:height="3.222cm" draw:transform="rotate (0.785398163397448) translate (5.413cm 18.702cm)">
          <draw:text-box>
            <text:p text:style-name="P8"><text:span text:style-name="T5">SWING</text:span></text:p>
          </draw:text-box>
        </draw:frame>
        <draw:frame draw:style-name="gr8" draw:text-style-name="P11" draw:layer="layout" svg:width="2.71cm" svg:height="2.71cm" draw:transform="rotate (0.785398163397448) translate (8.569cm 18.555cm)">
          <draw:text-box>
            <text:p text:style-name="P10"><text:span text:style-name="T6">CANCER</text:span></text:p>
          </draw:text-box>
        </draw:frame>
        <draw:frame draw:style-name="gr8" draw:text-style-name="P5" draw:layer="layout" svg:width="2.71cm" svg:height="2.71cm" svg:x="3.71cm" svg:y="11.84cm">
          <draw:text-box>
            <text:p text:style-name="P4"><text:span text:style-name="T3">5</text:span></text:p>
          </draw:text-box>
        </draw:frame>
        <draw:frame draw:style-name="gr8" draw:text-style-name="P5" draw:layer="layout" svg:width="2.71cm" svg:height="2.71cm" svg:x="9.13cm" svg:y="11.84cm">
          <draw:text-box>
            <text:p text:style-name="P4"><text:span text:style-name="T3">3</text:span></text:p>
          </draw:text-box>
        </draw:frame>
        <draw:path draw:style-name="gr5" draw:text-style-name="P2" draw:layer="layout" svg:width="2.709cm" svg:height="2.709cm" svg:x="14.55cm" svg:y="11.84cm" svg:viewBox="0 0 2710 2710" svg:d="M1355 0c768 0 1355 587 1355 1355s-587 1355-1355 1355-1355-587-1355-1355 587-1355 1355-1355z">
          <text:p text:style-name="P1"><text:span text:style-name="T1">+1</text:span></text:p>
        </draw:path>
        <draw:frame draw:style-name="gr8" draw:text-style-name="P5" draw:layer="layout" svg:width="2.71cm" svg:height="2.71cm" svg:x="11.84cm" svg:y="11.84cm">
          <draw:text-box>
            <text:p text:style-name="P4"><text:span text:style-name="T3">4</text:span></text:p>
          </draw:text-box>
        </draw:frame>
        <draw:frame draw:style-name="gr8" draw:text-style-name="P5" draw:layer="layout" svg:width="2.71cm" svg:height="2.71cm" svg:x="17.26cm" svg:y="11.84cm">
          <draw:text-box>
            <text:p text:style-name="P4"><text:span text:style-name="T3">2</text:span></text:p>
          </draw:text-box>
        </draw:frame>
        <draw:frame draw:style-name="gr8" draw:text-style-name="P11" draw:layer="layout" svg:width="2.71cm" svg:height="2.71cm" draw:transform="rotate (0.785398163397448) translate (11.247cm 18.524cm)">
          <draw:text-box>
            <text:p text:style-name="P10"><text:span text:style-name="T6">TRIPLET</text:span></text:p>
          </draw:text-box>
        </draw:frame>
        <draw:frame draw:style-name="gr8" draw:text-style-name="P11" draw:layer="layout" svg:width="2.71cm" svg:height="2.71cm" draw:transform="rotate (0.785398163397448) translate (13.948cm 18.524cm)">
          <draw:text-box>
            <text:p text:style-name="P10"><text:span text:style-name="T6">SINC</text:span></text:p>
          </draw:text-box>
        </draw:frame>
        <draw:frame draw:style-name="gr8" draw:text-style-name="P11" draw:layer="layout" svg:width="2.71cm" svg:height="2.71cm" draw:transform="rotate (0.785398163397448) translate (16.649cm 18.524cm)">
          <draw:text-box>
            <text:p text:style-name="P10"><text:span text:style-name="T6">O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9T20:16:17.890358685</meta:creation-date>
    <dc:date>2014-08-30T04:35:29.299855522</dc:date>
    <meta:editing-duration>PT2H6M11S</meta:editing-duration>
    <meta:editing-cycles>20</meta:editing-cycles>
    <meta:generator>LibreOffice/4.3.1.2$Linux_X86_64 LibreOffice_project/430m0$Build-2</meta:generator>
    <meta:document-statistic meta:object-count="58"/>
  </office:meta>
</office:document-meta>
</file>